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933f0" officeooo:paragraph-rsid="001933f0" style:font-size-asian="12.25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1933f0" officeooo:paragraph-rsid="001933f0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a827c" officeooo:paragraph-rsid="001a827c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c0370" officeooo:paragraph-rsid="001c0370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c9211e" loext:opacity="100%" fo:font-size="14pt" officeooo:rsid="001df430" officeooo:paragraph-rsid="001df430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use-window-font-color="true" loext:opacity="0%" fo:font-size="14pt" officeooo:rsid="001df430" officeooo:paragraph-rsid="001df430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fo:font-size="14pt" officeooo:rsid="001df430" officeooo:paragraph-rsid="001df430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fo:font-size="14pt" officeooo:rsid="00233b5f" officeooo:paragraph-rsid="0027f17a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use-window-font-color="true" loext:opacity="0%" fo:font-size="14pt" officeooo:rsid="00233b5f" officeooo:paragraph-rsid="00284ba5" style:font-size-asian="12.25pt" style:font-size-complex="14pt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fo:font-size="14pt" officeooo:rsid="00284ba5" officeooo:paragraph-rsid="00284ba5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fo:font-size="14pt" officeooo:rsid="0028c989" officeooo:paragraph-rsid="0028c989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fo:font-size="14pt" officeooo:rsid="002a569c" officeooo:paragraph-rsid="0031709f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style:use-window-font-color="true" loext:opacity="0%" fo:font-size="14pt" officeooo:rsid="0031709f" officeooo:paragraph-rsid="0031709f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fo:font-size="14pt" officeooo:rsid="003338e5" officeooo:paragraph-rsid="003338e5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style:use-window-font-color="true" loext:opacity="0%" fo:font-size="14pt" officeooo:rsid="00343835" officeooo:paragraph-rsid="00343835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fo:font-size="14pt" officeooo:rsid="00369088" officeooo:paragraph-rsid="00369088" style:font-size-asian="12.25pt" style:font-size-complex="14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fo:font-size="14pt" officeooo:rsid="001df430" officeooo:paragraph-rsid="001df430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4pt" officeooo:rsid="00216056" officeooo:paragraph-rsid="00216056" style:font-size-asian="12.25pt" style:font-size-complex="14pt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  <style:style style:name="T3" style:family="text">
      <style:text-properties officeooo:rsid="0019bb4a"/>
    </style:style>
    <style:style style:name="T4" style:family="text">
      <style:text-properties officeooo:rsid="00216056"/>
    </style:style>
    <style:style style:name="T5" style:family="text">
      <style:text-properties officeooo:rsid="0027f17a"/>
    </style:style>
    <style:style style:name="T6" style:family="text">
      <style:text-properties officeooo:rsid="0028c989"/>
    </style:style>
    <style:style style:name="T7" style:family="text">
      <style:text-properties officeooo:rsid="002b5fda"/>
    </style:style>
    <style:style style:name="T8" style:family="text">
      <style:text-properties officeooo:rsid="002eb568"/>
    </style:style>
    <style:style style:name="T9" style:family="text">
      <style:text-properties officeooo:rsid="00300a3d"/>
    </style:style>
    <style:style style:name="T10" style:family="text">
      <style:text-properties officeooo:rsid="0033da99"/>
    </style:style>
    <style:style style:name="T11" style:family="text">
      <style:text-properties officeooo:rsid="00343835"/>
    </style:style>
    <style:style style:name="T12" style:family="text">
      <style:text-properties officeooo:rsid="0034d09c"/>
    </style:style>
    <style:style style:name="T13" style:family="text">
      <style:text-properties officeooo:rsid="003690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’état liquide le de l’eau est responsible de l’apparition de la vie.</text:p>
      <text:p text:style-name="P1"/>
      <text:p text:style-name="P1">Les organismes vivants peuvent exister sans respirer du dioxygène</text:p>
      <text:p text:style-name="P1"/>
      <text:p text:style-name="P1">Ma<text:span text:style-name="T3">is</text:span> l’apparition O<text:span text:style-name="T1">2 </text:span><text:span text:style-name="T2">dans l’atmmosphère a permis le développement de la vie mais sans la respiration.</text:span></text:p>
      <text:p text:style-name="P1"/>
      <text:p text:style-name="P1">La source de dioxygène dans l’atmosphère est la photosynthèse.</text:p>
      <text:p text:style-name="P1"/>
      <text:p text:style-name="P1">Le dioxygène un taux <text:s/>atmosphériique de 21%, et a atteint ce taux il y a -500 Ma.</text:p>
      <text:p text:style-name="P1"/>
      <text:p text:style-name="P1">Le dioxygène est sortie des océans il ya -2Ga.</text:p>
      <text:p text:style-name="P1"/>
      <text:p text:style-name="P1"/>
      <text:p text:style-name="P1">Ozone forme un couche de concentration maximale a environ 30 km d’altitude.</text:p>
      <text:p text:style-name="P1"/>
      <text:p text:style-name="P1">L’ozone est produit aprés une interaction des rayons uv avec du dioxygène.</text:p>
      <text:p text:style-name="P1"/>
      <text:p text:style-name="P3">Il ya constamment dans l’ADN <text:s/>cause des UV</text:p>
      <text:p text:style-name="P3"/>
      <text:p text:style-name="P3">Les organismes ne peuvent pas se développer face aux UV.</text:p>
      <text:p text:style-name="P1"/>
      <text:p text:style-name="P3">Les molécules d’ozone absorve les UV surtout les UVc<text:span text:style-name="T1"> </text:span></text:p>
      <text:p text:style-name="P1"/>
      <text:p text:style-name="P3">Les molécules d’ozone absorbent ces rayons à la place des molécules d’ADN ce qui a permis le développement de la vie sur terre.</text:p>
      <text:p text:style-name="P3"/>
      <text:p text:style-name="P4">L’océan s’asidifie parceque le CO<text:span text:style-name="T1">2</text:span> émis par les activités humaine diminue son pH quand il est absorbée.</text:p>
      <text:p text:style-name="P4"/>
      <text:p text:style-name="P4">Le CO<text:span text:style-name="T1">2</text:span><text:span text:style-name="T2"> émis est à l’origin de la libération de CO</text:span><text:span text:style-name="T1">2 </text:span><text:span text:style-name="T2">par l’océan à cause de cette diminution de pH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Chatp II: la complexité du sytème climatique.</text:p>
      <text:p text:style-name="P5"/>
      <text:p text:style-name="P18">Un climat est défini par un ensemble de moyens de grandeurs atmosphériques observées dans une région donnée pendant une période donnée. Ces grandeurs</text:p>
      <text:p text:style-name="P5"/>
      <text:p text:style-name="P6">- <text:span text:style-name="T4">la température</text:span></text:p>
      <text:p text:style-name="P6">- <text:span text:style-name="T4">l’hygrométrie (taux d’humidité)</text:span></text:p>
      <text:p text:style-name="P6">- <text:span text:style-name="T4">la pluviosité</text:span></text:p>
      <text:p text:style-name="P6">- <text:span text:style-name="T4">la pression atmosphérique</text:span></text:p>
      <text:p text:style-name="P6">- <text:span text:style-name="T4">les direction et vitesse des vents</text:span></text:p>
      <text:p text:style-name="P6">- <text:span text:style-name="T4">la nébulosité (quantité de nuages)</text:span></text:p>
      <text:p text:style-name="P6"/>
      <text:p text:style-name="P8">Ces grandeurs sont mesurés autant dans le cadre de la météorologie que de la climatologie, cependant un paramètre sépare ces deux disciplines.</text:p>
      <text:p text:style-name="P8"/>
      <text:p text:style-name="P9"><text:span text:style-name="T5">I. Les indicateurs du réchauffement climatique.</text:span></text:p>
      <text:p text:style-name="P9"/>
      <text:p text:style-name="P10">Voir pol<text:span text:style-name="T6">ycopiés</text:span></text:p>
      <text:p text:style-name="P10"/>
      <text:p text:style-name="P11">doc. 1: variation du niveau marin</text:p>
      <text:p text:style-name="P11"/>
      <text:p text:style-name="P12">Le niveau marin à augmenter de 5 cm depui 19<text:span text:style-name="T8">93, </text:span><text:span text:style-name="T9">sur le premier graphique on peut voir que le niveau de la mer est stable jusqu’au année 30 et le niveau marin à vraiement commencé à monté avec l’utilisation du moteur thermique</text:span></text:p>
      <text:p text:style-name="P12"/>
      <text:p text:style-name="P13">doc. 2: étidue de l’évolution d’un glacier.</text:p>
      <text:p text:style-name="P13"/>
      <text:p text:style-name="P14">Entre 1942 et 2000 le front du glacier Jakobshavn à rétréci à une vitesse de 0,<text:span text:style-name="T11">052</text:span> km par an et entre 2000 et 2006 il a fondu à une vitesse de <text:span text:style-name="T10">2 km par an.</text:span></text:p>
      <text:p text:style-name="P14"/>
      <text:p text:style-name="P15">Coefficien<text:span text:style-name="T13">t</text:span> d’accélération: <text:span text:style-name="T12">2/0,05 = 4</text:span><text:span text:style-name="T13">0</text:span></text:p>
      <text:p text:style-name="P15"/>
      <text:p text:style-name="P16">Le coefficient d’accélération est de 40 ce qui signifie que dans les années 200 le glacier a passé un point de bascule qui a resulter a la mise en place d’une retroaction positif</text:p>
      <text:p text:style-name="P6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08:33:36.049652627</meta:creation-date>
    <meta:generator>LibreOffice/7.5.0.3$Linux_X86_64 LibreOffice_project/50$Build-3</meta:generator>
    <dc:date>2023-02-17T09:29:47.116607725</dc:date>
    <meta:editing-duration>PT1H58M28S</meta:editing-duration>
    <meta:editing-cycles>26</meta:editing-cycles>
    <meta:document-statistic meta:table-count="0" meta:image-count="0" meta:object-count="0" meta:page-count="3" meta:paragraph-count="31" meta:word-count="398" meta:character-count="2285" meta:non-whitespace-character-count="1915"/>
  </office:meta>
</office:document-meta>
</file>